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34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 style:text-autospace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0pt" fo:text-shadow="none" style:text-underline-style="none" fo:font-weight="normal" style:letter-kerning="true" style:font-family-asian="'Microsoft YaHei'" style:font-family-generic-asian="system" style:font-pitch-asian="variable" style:font-size-asian="10pt" style:font-weight-asian="normal" style:font-family-complex="Mangal" style:font-family-generic-complex="system" style:font-pitch-complex="variable" style:font-size-complex="10pt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0pt" fo:font-style="italic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italic" style:font-weight-asian="normal" style:font-family-complex="Mangal" style:font-family-generic-complex="system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style-name="Italic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6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017cm" svg:height="0.889cm" svg:x="7.096cm" svg:y="3.54cm">
          <text:p text:style-name="P1"><text:span text:style-name="T1">Let </text:span><text:span text:style-name="T2">C</text:span><text:span text:style-name="T1"> be the complement set of </text:span><text:span text:style-name="T2">VAR</text:span><text:span text:style-name="T1"> with regard to </text:span><text:span text:style-name="T2">OPTIMAL.</text:span></text:p>
          <text:p text:style-name="P1"><text:span text:style-name="T2">C = VAR \ Re</text:span><text:span text:style-name="T3">(</text:span><text:span text:style-name="T2">OPTIMAL</text:span><text:span text:style-name="T3">)</text:span><text:span text:style-name="T2"> </text:span></text:p>
        </draw:rect>
        <draw:rect draw:style-name="gr1" draw:text-style-name="P3" xml:id="id2" draw:id="id2" draw:layer="layout" svg:width="9.017cm" svg:height="0.889cm" svg:x="7.096cm" svg:y="4.941cm">
          <text:p text:style-name="P1"><text:span text:style-name="T1">Let </text:span><text:span text:style-name="T2">G</text:span><text:span text:style-name="T3"> be a list of regression variables satisfying the pair of</text:span></text:p>
          <text:p text:style-name="P1"><text:span text:style-name="T3">heuristic conditions where </text:span><text:span text:style-name="T2">G</text:span><text:span text:style-name="T3"> is subset of </text:span><text:span text:style-name="T2">C</text:span><text:span text:style-name="T3">.</text:span></text:p>
        </draw:rect>
        <draw:rect draw:style-name="gr1" draw:text-style-name="P3" xml:id="id5" draw:id="id5" draw:layer="layout" svg:width="9.017cm" svg:height="2.056cm" svg:x="7.096cm" svg:y="8.742cm">
          <text:p text:style-name="P1"><text:span text:style-name="T3">Let </text:span><text:span text:style-name="T2">L</text:span><text:span text:style-name="T1"> = </text:span><text:span text:style-name="T2">Re</text:span><text:span text:style-name="T1">(</text:span><text:span text:style-name="T2">f</text:span><text:span text:style-name="T1">) </text:span><text:span text:style-name="T3">U</text:span><text:span text:style-name="T1"> {</text:span><text:span text:style-name="T2">X</text:span><text:span text:style-name="T1">} where </text:span><text:span text:style-name="T2">X</text:span><text:span text:style-name="T1"> in </text:span><text:span text:style-name="T2">G</text:span><text:span text:style-name="T1"> and </text:span><text:span text:style-name="T2">f</text:span><text:span text:style-name="T1"> <text:s/>in </text:span><text:span text:style-name="T2">OPTIMAL.</text:span></text:p>
          <text:p text:style-name="P1"><text:span text:style-name="T3">Let </text:span><text:span text:style-name="T2">g</text:span><text:span text:style-name="T3"> be the new function created from </text:span><text:span text:style-name="T2">L</text:span><text:span text:style-name="T3"> with </text:span><text:span text:style-name="T2">Re</text:span><text:span text:style-name="T3">(</text:span><text:span text:style-name="T2">g</text:span><text:span text:style-name="T3">) = </text:span><text:span text:style-name="T2">L.</text:span></text:p>
          <text:p text:style-name="P1"><text:span text:style-name="T3">Let </text:span><text:span text:style-name="T2">CANDIDATE</text:span><text:span text:style-name="T3"> be candidate list of good functions.</text:span></text:p>
          <text:p text:style-name="P1"><text:span text:style-name="T3">If </text:span><text:span text:style-name="T2">g</text:span><text:span text:style-name="T3"> meets the pair of </text:span><text:span text:style-name="T4">heuristic</text:span><text:span text:style-name="T3"> conditions then,</text:span></text:p>
          <text:p text:style-name="P1"><text:span text:style-name="T3"><text:s text:c="8"/></text:span><text:span text:style-name="T2">CANDIDATE</text:span><text:span text:style-name="T3"> = </text:span><text:span text:style-name="T2">CANDIDATE </text:span><text:span text:style-name="T3">U {</text:span><text:span text:style-name="T2">g</text:span><text:span text:style-name="T3">}</text:span></text:p>
        </draw:rect>
        <draw:rect draw:style-name="gr1" draw:text-style-name="P3" xml:id="id6" draw:id="id6" draw:layer="layout" svg:width="9.017cm" svg:height="0.889cm" svg:x="7.102cm" svg:y="11.342cm">
          <text:p text:style-name="P1"><text:span text:style-name="T1">Let </text:span><text:span text:style-name="T2">BEST</text:span><text:span text:style-name="T1"> be a set of best functions taken from </text:span><text:span text:style-name="T2">CANDIDATE,</text:span></text:p>
          <text:p text:style-name="P1"><text:span text:style-name="T3">satisfying the pair of heuristic conditions at most.</text:span></text:p>
        </draw:rect>
        <draw:connector draw:style-name="gr2" draw:text-style-name="P4" draw:layer="layout" draw:type="line" svg:x1="11.604cm" svg:y1="4.429cm" svg:x2="11.604cm" svg:y2="4.941cm" draw:start-shape="id1" draw:start-glue-point="2" draw:end-shape="id2" draw:end-glue-point="0" svg:d="M11604 4429v512">
          <text:p/>
        </draw:connector>
        <draw:custom-shape draw:style-name="gr3" draw:text-style-name="P5" xml:id="id3" draw:id="id3" draw:layer="layout" svg:width="3.81cm" svg:height="1.651cm" svg:x="9.687cm" svg:y="6.334cm">
          <text:p text:style-name="P4"><text:span text:style-name="T5">Is </text:span><text:span text:style-name="T6">G</text:span><text:span text:style-name="T5">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0.508cm" svg:height="0.508cm" svg:x="11.338cm" svg:y="1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604cm" svg:y1="5.83cm" svg:x2="11.592cm" svg:y2="6.334cm" draw:start-shape="id2" draw:start-glue-point="2" draw:end-shape="id3" draw:end-glue-point="4" svg:d="M11604 5830l-12 504">
          <text:p/>
        </draw:connector>
        <draw:connector draw:style-name="gr2" draw:text-style-name="P4" draw:layer="layout" draw:type="lines" draw:line-skew="-2.598cm -4.274cm" svg:x1="9.687cm" svg:y1="7.16cm" svg:x2="11.338cm" svg:y2="15.397cm" draw:start-shape="id3" draw:start-glue-point="5" draw:end-shape="id4" draw:end-glue-point="6" svg:d="M9687 7160h-3099l-25 8237h4775">
          <text:p/>
        </draw:connector>
        <draw:frame draw:style-name="gr5" draw:text-style-name="P6" draw:layer="layout" svg:width="1.014cm" svg:height="0.649cm" svg:x="8.803cm" svg:y="6.647cm">
          <draw:text-box>
            <text:p><text:span text:style-name="T5">Yes</text:span></text:p>
          </draw:text-box>
        </draw:frame>
        <draw:connector draw:style-name="gr2" draw:text-style-name="P4" draw:layer="layout" draw:type="line" svg:x1="11.592cm" svg:y1="7.985cm" svg:x2="11.604cm" svg:y2="8.742cm" draw:start-shape="id3" draw:start-glue-point="6" draw:end-shape="id5" draw:end-glue-point="0" svg:d="M11592 7985l12 757">
          <text:p/>
        </draw:connector>
        <draw:frame draw:style-name="gr6" draw:text-style-name="P6" draw:layer="layout" svg:width="0.934cm" svg:height="0.649cm" svg:x="11.403cm" svg:y="7.948cm">
          <draw:text-box>
            <text:p><text:span text:style-name="T5">No</text:span></text:p>
          </draw:text-box>
        </draw:frame>
        <draw:connector draw:style-name="gr2" draw:text-style-name="P4" draw:layer="layout" draw:type="line" svg:x1="11.604cm" svg:y1="10.798cm" svg:x2="11.61cm" svg:y2="11.342cm" draw:start-shape="id5" draw:start-glue-point="2" draw:end-shape="id6" svg:d="M11604 10798l6 544">
          <text:p/>
        </draw:connector>
        <draw:custom-shape draw:style-name="gr3" draw:text-style-name="P5" xml:id="id7" draw:id="id7" draw:layer="layout" svg:width="3.81cm" svg:height="1.651cm" svg:x="9.687cm" svg:y="12.727cm">
          <text:p text:style-name="P4"><text:span text:style-name="T6">BEST</text:span><text:span text:style-name="T5"> = </text:span><text:span text:style-name="T6">OPTIMAL</text:span><text:span text:style-name="T5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draw:type="line" svg:x1="11.61cm" svg:y1="12.231cm" svg:x2="11.592cm" svg:y2="12.727cm" draw:start-shape="id6" draw:start-glue-point="2" draw:end-shape="id7" draw:end-glue-point="4" svg:d="M11610 12231l-18 496">
          <text:p/>
        </draw:connector>
        <draw:connector draw:style-name="gr2" draw:text-style-name="P4" draw:layer="layout" draw:type="line" svg:x1="11.592cm" svg:y1="14.378cm" svg:x2="11.592cm" svg:y2="15.143cm" draw:end-shape="id4" draw:end-glue-point="4" svg:d="M11592 14378v765">
          <text:p/>
        </draw:connector>
        <draw:frame draw:style-name="gr5" draw:text-style-name="P6" draw:layer="layout" svg:width="1.014cm" svg:height="0.649cm" svg:x="11.441cm" svg:y="14.321cm">
          <draw:text-box>
            <text:p><text:span text:style-name="T5">Yes</text:span></text:p>
          </draw:text-box>
        </draw:frame>
        <draw:connector draw:style-name="gr2" draw:text-style-name="P4" draw:layer="layout" draw:type="lines" draw:line-skew="2.622cm" svg:x1="13.497cm" svg:y1="13.553cm" svg:x2="16.113cm" svg:y2="3.984cm" draw:start-shape="id7" draw:start-glue-point="7" draw:end-shape="id1" draw:end-glue-point="1" svg:d="M13497 13553h3124l-7-9569h-501">
          <text:p/>
        </draw:connector>
        <draw:frame draw:style-name="gr6" draw:text-style-name="P6" draw:layer="layout" svg:width="0.934cm" svg:height="0.649cm" svg:x="13.446cm" svg:y="13.051cm">
          <draw:text-box>
            <text:p><text:span text:style-name="T5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7-10-24T16:01:41.24</meta:creation-date>
    <dc:date>2017-10-24T17:58:16.36</dc:date>
    <dc:creator>Loc Nguyen</dc:creator>
    <meta:editing-duration>PT1H43M13S</meta:editing-duration>
    <meta:editing-cycles>27</meta:editing-cycles>
    <meta:generator>OpenOffice/4.1.2$Win32 OpenOffice.org_project/412m3$Build-9782</meta:generator>
    <meta:document-statistic meta:object-count="19"/>
  </office:meta>
</office:document-meta>
</file>